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958_3418247974"/>Support for Outlook .msg Mail Files<text:bookmark-end text:name="__RefHeading___Toc9958_3418247974"/></text:h>
      <text:p text:style-name="P1">Starting with v1.0.3.54, MBox Viewer offers experimental support for Outlook .msg files. The .msg files are converted to Mime .eml files first in order to leverage standard MBox Viewer features. </text:p>
      <text:p text:style-name="P1">User can view individual .msg file or all .msg files can be converted to .eml files first and merged into a single .mbox file.</text:p>
      <text:p text:style-name="P1">Processing of .msg files is quite complicated and requires significant effort. This initial release doesn't support:</text:p>
      <text:p text:style-name="P1">1. processing winmail.dat attachments</text:p>
      <text:p text:style-name="P1">2. message body encoded as RTF Text</text:p>
      <text:p text:style-name="P1">User feedback will help to decide whether additional development effort is justified in the future.</text:p>
      <text:h text:style-name="Heading_20_3" text:outline-level="3"><text:bookmark-start text:name="__RefHeading___Toc9960_3418247974"/>Viewing single .msg file<text:bookmark-end text:name="__RefHeading___Toc9960_3418247974"/></text:h>
      <text:p text:style-name="P1">Select “File--&gt;Select Folder..” option to select folder with .msg files and install the folder under the Mail Tree pane. Left click to select any msg file. New instance of MBox Viewer will be created to process and to show the content of the selected file. When done viewing, user can terminate the created MBox Viewer instance by selecting standard Windows Close button or by selecting Escape key on the keyboard.</text:p>
      <text:h text:style-name="Heading_20_3" text:outline-level="3"><text:bookmark-start text:name="__RefHeading___Toc9962_3418247974"/>Merging multiple Outlook .msg mail files<text:bookmark-end text:name="__RefHeading___Toc9962_3418247974"/></text:h>
      <text:p text:style-name="P1">MBox Viewer provides an option to merge multiple .msg files into single Mime .mbox files. The merged file can later be processed by MBox Viewer as yet another .mbox mail file.</text:p>
      <text:p text:style-name="P1">User must install the folder under the Mail Tree pane by selecting Select “File--&gt;Select Folder..” option to select folder with .msg files. Next, user must select the installed folder by left-click. And finally, user needs to right-click on the selected folder and select “Merge Outlook Msg Mail Files” option. Once merging is complete, user will be presented with the option to open the created file or to open folder containing the created 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7T23:39:48.180403000</meta:creation-date>
    <dc:date>2026-01-08T00:14:41.891169100</dc:date>
    <meta:editing-duration>PT11M24S</meta:editing-duration>
    <meta:editing-cycles>2</meta:editing-cycles>
    <meta:generator>LibreOffice/25.2.7.2$Windows_X86_64 LibreOffice_project/5cbfd1ab6520636bb5f7b99185aa69bd7456825d</meta:generator>
    <meta:document-statistic meta:table-count="0" meta:image-count="0" meta:object-count="0" meta:page-count="1" meta:paragraph-count="12" meta:word-count="288" meta:character-count="1743" meta:non-whitespace-character-count="1468"/>
  </office:meta>
</office:document-meta>
</file>